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in" loext:contextual-spacing="false" fo:line-height="138%" fo:text-indent="0.5in" style:auto-text-indent="false" style:writing-mode="lr-tb"/>
      <style:text-properties fo:font-variant="normal" fo:text-transform="none" fo:color="#000000" style:text-line-through-style="none" style:text-line-through-type="none" style:font-name="DejaVu Serif" fo:font-size="12pt" fo:font-style="normal" style:text-underline-style="none" fo:font-weight="normal" style:text-blinking="false" fo:background-color="transparent" style:font-size-asian="12pt" style:font-size-complex="12pt"/>
    </style:style>
    <style:style style:name="P2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DejaVu Serif" fo:font-size="12pt" fo:font-style="normal" style:text-underline-style="none" fo:font-weight="normal" style:text-blinking="false" fo:background-color="transparent" style:font-size-asian="12pt" style:font-size-complex="12pt"/>
    </style:style>
    <style:style style:name="P3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DejaVu Serif" fo:font-size="12pt" fo:font-style="normal" style:text-underline-style="solid" style:text-underline-width="auto" style:text-underline-color="font-color" fo:font-weight="bold" officeooo:rsid="000a61e6" officeooo:paragraph-rsid="000a61e6" style:text-blinking="false" fo:background-color="transparent" style:font-size-asian="12pt" style:font-weight-asian="bold" style:font-size-complex="12pt" style:font-weight-complex="bold"/>
    </style:style>
    <style:style style:name="P4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DejaVu Serif" fo:font-size="12pt" fo:font-style="normal" style:text-underline-style="solid" style:text-underline-width="auto" style:text-underline-color="font-color" fo:font-weight="bold" officeooo:rsid="000de6c0" officeooo:paragraph-rsid="000de6c0" style:text-blinking="false" fo:background-color="transparent" style:font-size-asian="12pt" style:font-weight-asian="bold" style:font-size-complex="12pt" style:font-weight-complex="bold"/>
    </style:style>
    <style:style style:name="P5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DejaVu Serif" fo:font-size="12pt" fo:font-style="normal" style:text-underline-style="solid" style:text-underline-width="auto" style:text-underline-color="font-color" fo:font-weight="bold" officeooo:rsid="000da404" officeooo:paragraph-rsid="000de6c0" style:text-blinking="false" fo:background-color="transparent" style:font-size-asian="12pt" style:font-weight-asian="bold" style:font-size-complex="12pt" style:font-weight-complex="bold"/>
    </style:style>
    <style:style style:name="P6" style:family="paragraph" style:parent-style-name="Text_20_body">
      <style:paragraph-properties fo:margin-top="0in" fo:margin-bottom="0in" loext:contextual-spacing="false" fo:line-height="138%" style:writing-mode="lr-tb"/>
      <style:text-properties style:font-name="DejaVu Serif" fo:font-size="12pt" officeooo:paragraph-rsid="002a90e5" style:font-size-asian="12pt" style:font-size-complex="12pt"/>
    </style:style>
    <style:style style:name="P7" style:family="paragraph" style:parent-style-name="Text_20_body">
      <style:paragraph-properties fo:margin-left="0in" fo:margin-right="0in" fo:margin-top="0in" fo:margin-bottom="0in" loext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DejaVu Serif" fo:font-size="12pt" fo:font-style="normal" style:text-underline-style="none" fo:font-weight="normal" officeooo:paragraph-rsid="001b36c0" style:text-blinking="false" fo:background-color="transparent" style:font-size-asian="12pt" style:font-size-complex="12pt"/>
    </style:style>
    <style:style style:name="P8" style:family="paragraph" style:parent-style-name="Text_20_body">
      <style:paragraph-properties fo:margin-left="0in" fo:margin-right="0in" fo:margin-top="0in" fo:margin-bottom="0in" loext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DejaVu Serif" fo:font-size="12pt" fo:font-style="normal" style:text-underline-style="solid" style:text-underline-width="auto" style:text-underline-color="font-color" fo:font-weight="bold" officeooo:rsid="000a61e6" officeooo:paragraph-rsid="000a61e6" style:text-blinking="false" fo:background-color="transparent" style:font-size-asian="12pt" style:font-weight-asian="bold" style:font-size-complex="12pt" style:font-weight-complex="bold"/>
    </style:style>
    <style:style style:name="P9" style:family="paragraph" style:parent-style-name="Text_20_body">
      <style:paragraph-properties fo:margin-left="0in" fo:margin-right="0in" fo:margin-top="0in" fo:margin-bottom="0in" loext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DejaVu Serif" fo:font-size="12pt" fo:font-style="normal" style:text-underline-style="solid" style:text-underline-width="auto" style:text-underline-color="font-color" fo:font-weight="bold" officeooo:rsid="000de6c0" officeooo:paragraph-rsid="000de6c0" style:text-blinking="false" fo:background-color="transparent" style:font-size-asian="12pt" style:font-weight-asian="bold" style:font-size-complex="12pt" style:font-weight-complex="bold"/>
    </style:style>
    <style:style style:name="P10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DejaVu Serif" fo:font-size="12pt" style:text-underline-style="none" style:text-blinking="false" fo:background-color="transparent" style:font-size-asian="12pt" style:font-size-complex="12pt"/>
    </style:style>
    <style:style style:name="T1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851c3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67b7a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89b9d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6adcd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29581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100b8" style:text-blinking="false" fo:background-color="transparent" loext:char-shading-value="0"/>
    </style:style>
    <style:style style:name="T8" style:family="text">
      <style:text-properties officeooo:rsid="0009cfd1"/>
    </style:style>
    <style:style style:name="T9" style:family="text">
      <style:text-properties officeooo:rsid="000a61e6"/>
    </style:style>
    <style:style style:name="T10" style:family="text">
      <style:text-properties officeooo:rsid="000badd8"/>
    </style:style>
    <style:style style:name="T11" style:family="text">
      <style:text-properties officeooo:rsid="000de6c0"/>
    </style:style>
    <style:style style:name="T12" style:family="text">
      <style:text-properties officeooo:rsid="000ea877"/>
    </style:style>
    <style:style style:name="T13" style:family="text">
      <style:text-properties officeooo:rsid="001513f4"/>
    </style:style>
    <style:style style:name="T14" style:family="text">
      <style:text-properties officeooo:rsid="00176380"/>
    </style:style>
    <style:style style:name="T15" style:family="text">
      <style:text-properties officeooo:rsid="00184b37"/>
    </style:style>
    <style:style style:name="T16" style:family="text">
      <style:text-properties officeooo:rsid="001a1607"/>
    </style:style>
    <style:style style:name="T17" style:family="text">
      <style:text-properties officeooo:rsid="001a5dde"/>
    </style:style>
    <style:style style:name="T18" style:family="text">
      <style:text-properties style:text-underline-style="solid" style:text-underline-width="auto" style:text-underline-color="font-color" fo:font-weight="bold" officeooo:rsid="001b36c0" style:font-weight-asian="bold" style:font-weight-complex="bold"/>
    </style:style>
    <style:style style:name="T19" style:family="text">
      <style:text-properties officeooo:rsid="001cc37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8">Introduction</text:span><text:tab/></text:p>
      <text:p text:style-name="P7"><text:tab/>After eight weeks of carefully observing teaching assistant Nurit Kirshenbaum, I can say that <text:span text:style-name="T8">she is a great </text:span>T.A. and that I admire her ability to conduct the labs. <text:s/>With that said, I believe that there is always room for further improvement <text:span text:style-name="T9">and will demonstrate such using an out of order ARCS model for reference</text:span>.</text:p>
      <text:p text:style-name="P8">Organization</text:p>
      <text:p text:style-name="P2"><text:tab/>Kirshenbaum splits class time into several sections <text:span text:style-name="T10">with</text:span> the following order: quiz taking, quiz reviewing, a programming exercise, and finally homework reviewing. <text:s/><text:span text:style-name="T9">Although this is not unique to Kirschenbaum’s labs, it does give structure to the delivary of the lab material. <text:s/>Kirschenbaum uses this layout to her advantage and always comes to lab with a relevent exercise to fill the exercise time slot. <text:s/>Each lab corresponds to the topic covered during that week of class in accordance to the class syllabus.</text:span></text:p>
      <text:p text:style-name="P3">Confidence</text:p>
      <text:p text:style-name="P2"><text:tab/>Kirschenbaum displays confidence in herself and <text:span text:style-name="T11">her competence in the field of computer science.</text:span> <text:span text:style-name="T12">However, I am unsure if this confidence is reflected within the students.</text:span> <text:s/>I feel <text:span text:style-name="T10">that </text:span>she <text:span text:style-name="T10">does her best in providing a professional and relaxed environment, </text:span>but the students are generally unempathetic. <text:span text:style-name="T10"><text:s/>I feel there is a vital connection missing between Kirschenbaum and the students that would create a more fruitful learning environment.</text:span></text:p>
      <text:p text:style-name="P4">Attention</text:p>
      <text:p text:style-name="P1">Kirschenbaum lacks enthusiasm <text:span text:style-name="T13">during the labs, </text:span>and I feel <text:span text:style-name="T15">that it might be causing </text:span>the students <text:span text:style-name="T15">to do the same</text:span>. <text:s/><text:span text:style-name="T14">Of course, the opposite could also be true where <text:s/>the students being uninterested in learning is causing Kirschenbaum to feel it would be unecessary to be overly enthusiastic about teaching these labs. <text:s/>Although labs are in the morning, I feel that </text:span>Kirschenbaum <text:span text:style-name="T16">could do better in </text:span>connecting <text:span text:style-name="T16">with </text:span>and energizing students during <text:span text:style-name="T17">these labs</text:span>.</text:p>
      <text:p text:style-name="P5">Relavence</text:p>
      <text:p text:style-name="P6"><text:span text:style-name="T1"><text:tab/></text:span><text:span text:style-name="T2">Given the time constraints of the labs, </text:span><text:span text:style-name="T3">Kirschenbaum</text:span><text:span text:style-name="T1"> </text:span><text:span text:style-name="T4">effectively</text:span><text:span text:style-name="T5"> </text:span><text:span text:style-name="T1">cover</text:span><text:span text:style-name="T3">s</text:span><text:span text:style-name="T1"> the concepts of the week as stated on the class syllabus. <text:s/></text:span><text:span text:style-name="T6">Both the</text:span><text:span text:style-name="T1"> concepts</text:span><text:span text:style-name="T6"> </text:span><text:span text:style-name="T1">covered </text:span><text:span text:style-name="T6">and code created</text:span><text:span text:style-name="T1"> in </text:span><text:span text:style-name="T7">the lab </text:span><text:span text:style-name="T1">exercises </text:span><text:span text:style-name="T6">are</text:span><text:span text:style-name="T1"> always directly </text:span><text:span text:style-name="T6">applicable</text:span><text:span text:style-name="T1"> to the current homework assignments.</text:span></text:p>
      <text:p text:style-name="P9"><text:span text:style-name="T19">Student </text:span>Satisfi<text:span text:style-name="T19">action</text:span></text:p>
      <text:p text:style-name="P10"><text:s text:c="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DejaVu Serif" fo:font-family="'DejaVu Serif'" style:font-family-generic="roman" style:font-pitch="variable" fo:font-size="24pt" fo:font-weight="bold" style:font-name-asian="DejaVu Sans1" style:font-family-asian="'DejaVu Sans'" style:font-family-generic-asian="system" style:font-pitch-asian="variable" style:font-size-asian="24pt" style:font-weight-asian="bold" style:font-name-complex="Noto Sans Devanagari" style:font-family-complex="'Noto Sans Devanagari'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7T07:59:25.168012443</meta:creation-date>
    <dc:date>2017-03-10T09:16:34.602684081</dc:date>
    <meta:editing-duration>PT1H42M2S</meta:editing-duration>
    <meta:editing-cycles>33</meta:editing-cycles>
    <meta:generator>LibreOffice/5.3.0.3$Linux_X86_64 LibreOffice_project/30m0$Build-3</meta:generator>
    <meta:document-statistic meta:table-count="0" meta:image-count="0" meta:object-count="0" meta:page-count="1" meta:paragraph-count="12" meta:word-count="325" meta:character-count="2057" meta:non-whitespace-character-count="1725"/>
  </office:meta>
</office:document-meta>
</file>